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T1" style:family="text">
      <style:text-properties officeooo:rsid="00121e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11">Step 1: <text:span text:style-name="T1">Create new Project &amp; Install Required Packages/plugins</text:span></text:p>
      <text:p text:style-name="P5"/>
      <text:list xml:id="list2907233382" text:style-name="L1">
        <text:list-item>
          <text:p text:style-name="P10">Selenium : Selenium Libraries</text:p>
        </text:list-item>
        <text:list-item>
          <text:p text:style-name="P10">PyTest : Python UnitTest Framework</text:p>
        </text:list-item>
        <text:list-item>
          <text:p text:style-name="P10">pytest-html : PyTest HTML Reports</text:p>
        </text:list-item>
        <text:list-item>
          <text:p text:style-name="P10">pytest-xdist : Run Test Parallel</text:p>
        </text:list-item>
        <text:list-item>
          <text:p text:style-name="P10">Openpyxl : MS Excel support</text:p>
        </text:list-item>
        <text:list-item>
          <text:p text:style-name="P10">Allure-pytest : to generate allure report</text:p>
        </text:list-item>
      </text:list>
      <text:p text:style-name="P6"/>
      <text:p text:style-name="P12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13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14">Step 4: Capture screenshot on failures</text:p>
      <text:p text:style-name="P8"/>
      <text:p text:style-name="P14">4.1 Update Login Test with Screenshot under “testCases”</text:p>
      <text:p text:style-name="P8"/>
      <text:p text:style-name="P15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15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15">Step 7: Run Tests on Desired Browsers/Cross Browsers/ Parallel</text:p>
      <text:p text:style-name="P9"/>
      <text:p text:style-name="P9">7.1 update contest.py with required Fixtures which will accept command line argument (browser)</text:p>
      <text:p text:style-name="P9">7.2 Pass browser name as argument in command li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23T08:44:34.982810180</dc:date>
    <meta:editing-duration>P1DT16H2M39S</meta:editing-duration>
    <meta:editing-cycles>6</meta:editing-cycles>
    <meta:document-statistic meta:table-count="0" meta:image-count="0" meta:object-count="0" meta:page-count="3" meta:paragraph-count="63" meta:word-count="295" meta:character-count="2139" meta:non-whitespace-character-count="1879"/>
  </office:meta>
</office:document-meta>
</file>